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c715"/>
    </style:style>
    <style:style style:name="P2" style:family="paragraph" style:parent-style-name="Standard">
      <style:text-properties officeooo:rsid="0016c715" officeooo:paragraph-rsid="0016c715"/>
    </style:style>
    <style:style style:name="P3" style:family="paragraph" style:parent-style-name="Standard">
      <style:text-properties officeooo:rsid="0016c715" officeooo:paragraph-rsid="001f0b9c"/>
    </style:style>
    <style:style style:name="P4" style:family="paragraph" style:parent-style-name="Standard">
      <style:text-properties officeooo:rsid="001752c6" officeooo:paragraph-rsid="001752c6"/>
    </style:style>
    <style:style style:name="P5" style:family="paragraph" style:parent-style-name="Standard">
      <style:text-properties officeooo:rsid="001752c6" officeooo:paragraph-rsid="001b2568"/>
    </style:style>
    <style:style style:name="P6" style:family="paragraph" style:parent-style-name="Standard">
      <style:text-properties style:text-underline-style="solid" style:text-underline-width="auto" style:text-underline-color="font-color" officeooo:rsid="0016c715"/>
    </style:style>
    <style:style style:name="T1" style:family="text">
      <style:text-properties officeooo:rsid="0016c715"/>
    </style:style>
    <style:style style:name="T2" style:family="text">
      <style:text-properties officeooo:rsid="001752c6"/>
    </style:style>
    <style:style style:name="T3" style:family="text">
      <style:text-properties style:text-underline-style="none"/>
    </style:style>
    <style:style style:name="T4" style:family="text">
      <style:text-properties officeooo:rsid="0019c939"/>
    </style:style>
    <style:style style:name="T5" style:family="text">
      <style:text-properties officeooo:rsid="001b2568"/>
    </style:style>
    <style:style style:name="T6" style:family="text">
      <style:text-properties officeooo:rsid="001ca558"/>
    </style:style>
    <style:style style:name="T7" style:family="text">
      <style:text-properties officeooo:rsid="001d8677"/>
    </style:style>
    <style:style style:name="T8" style:family="text">
      <style:text-properties officeooo:rsid="001f0b9c"/>
    </style:style>
    <style:style style:name="T9" style:family="text">
      <style:text-properties officeooo:rsid="001f7dd0"/>
    </style:style>
    <style:style style:name="T10" style:family="text">
      <style:text-properties officeooo:rsid="001fd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ro<text:span text:style-name="T3">p</text:span> Pro<text:span text:style-name="T3">j</text:span>ect</text:p>
      <text:p text:style-name="P1"/>
      <text:p text:style-name="P4">Scope: <text:s/>Allow <text:span text:style-name="T5">a demonstrator</text:span> to drop various objects, either individually or in pairs, in order to observe the behavior of the objects in free fall. <text:s/><text:span text:style-name="T5">Up to two objects will be selected with separate push buttons or switches. <text:s/>Once selected, the objects will be dropped with a single, separate push button providing for a nearly simultaneous release.</text:span></text:p>
      <text:p text:style-name="P4"/>
      <text:p text:style-name="P5">Concept: <text:s/><text:span text:style-name="T5">The objects will be suspended onto separate solenoid plungers. <text:s/>T</text:span>wo Arduino units communicating through a wireless connection,<text:span text:style-name="T5"> will be used to release the object(s)</text:span>. <text:span text:style-name="T6">The current intention is to provide for up to </text:span>a total of <text:span text:style-name="T1">10 solenoids. <text:s/>The previously selected solenoids will be activated upon pressing a single button.</text:span></text:p>
      <text:p text:style-name="P2"/>
      <text:p text:style-name="P3"><text:span text:style-name="T8">An</text:span> <text:span text:style-name="T2">Arduino m</text:span>aster <text:span text:style-name="T2">routine</text:span> will read <text:span text:style-name="T2">the </text:span>separate push button<text:span text:style-name="T6">/switch selection(s)</text:span> and encode <text:span text:style-name="T9">them</text:span> <text:span text:style-name="T6">accordingly</text:span>. <text:s/><text:span text:style-name="T2">Upon sensing that the activation button has been pressed, the routine will pass the solenoid(s) selected to the S</text:span>lave <text:span text:style-name="T2">routine via the wireless connection.</text:span></text:p>
      <text:p text:style-name="P2"/>
      <text:p text:style-name="P4">Upon receiving the data from the <text:span text:style-name="T10">m</text:span>aster routine, the <text:span text:style-name="T10">s</text:span>lave routine will decode the bytes to determine the specific solenoid<text:span text:style-name="T7">(</text:span>s<text:span text:style-name="T7">)</text:span> to be activated. <text:s/><text:span text:style-name="T4">Once decoded, the Slave routine will energize the selected solenoid(s) to allow release of the previously loaded objects. <text:s/>After a 1 or 2 second delay, the routine will remove power from the solenoids, allowing them to reset for the next dr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3:37:53.539207000</meta:creation-date>
    <dc:date>2014-06-06T14:11:33.560950000</dc:date>
    <meta:editing-duration>PT28M7S</meta:editing-duration>
    <meta:editing-cycles>11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5" meta:word-count="213" meta:character-count="1344" meta:non-whitespace-character-count="1127"/>
  </office:meta>
</office:document-meta>
</file>